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6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13.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cc33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Operator <text:s text:c="3"/>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estedLoopIndexOnlyScan</text:p>
          </table:table-cell>
          <table:table-cell office:value-type="float" office:value="0.0640831227788" calcext:value-type="float">
            <text:p>0.064083122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NestedLoopSeqScan</text:p>
          </table:table-cell>
          <table:table-cell office:value-type="float" office:value="0.192170332325" calcext:value-type="float">
            <text:p>0.192170332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ort-externalmerge</text:p>
          </table:table-cell>
          <table:table-cell office:value-type="float" office:value="0.39814115814" calcext:value-type="float">
            <text:p>0.398141158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NestedLoopBitmapHeapScan</text:p>
          </table:table-cell>
          <table:table-cell office:value-type="float" office:value="1.00367799536" calcext:value-type="float">
            <text:p>1.0036779954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rgeJoin</text:p>
          </table:table-cell>
          <table:table-cell office:value-type="float" office:value="1.04355858191" calcext:value-type="float">
            <text:p>1.0435585819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ggregate-Hashed</text:p>
          </table:table-cell>
          <table:table-cell office:value-type="float" office:value="1.27857907965" calcext:value-type="float">
            <text:p>1.278579079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ggregate-Plain</text:p>
          </table:table-cell>
          <table:table-cell office:value-type="float" office:value="1.85642029084" calcext:value-type="float">
            <text:p>1.856420290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ort-top-Nheapsort</text:p>
          </table:table-cell>
          <table:table-cell office:value-type="float" office:value="1.95701448425" calcext:value-type="float">
            <text:p>1.9570144843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imit</text:p>
          </table:table-cell>
          <table:table-cell office:value-type="float" office:value="2.53234316908" calcext:value-type="float">
            <text:p>2.532343169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ggregate-Sorted</text:p>
          </table:table-cell>
          <table:table-cell office:value-type="float" office:value="2.84630394012" calcext:value-type="float">
            <text:p>2.8463039401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Default" office:value-type="string" calcext:value-type="string">
            <text:p>IndexScan</text:p>
          </table:table-cell>
          <table:table-cell office:value-type="float" office:value="4.3271447687" calcext:value-type="float">
            <text:p>4.3271447687</text:p>
          </table:table-cell>
          <table:table-cell office:value-type="string" calcext:value-type="string">
            <text:p>Needs improvement</text:p>
          </table:table-cell>
        </table:table-row>
        <table:table-row table:style-name="ro1">
          <table:table-cell table:style-name="Default" office:value-type="string" calcext:value-type="string">
            <text:p>NestedLoopIndexScan</text:p>
          </table:table-cell>
          <table:table-cell office:value-type="float" office:value="7.74531977363" calcext:value-type="float">
            <text:p>7.7453197736</text:p>
          </table:table-cell>
          <table:table-cell office:value-type="string" calcext:value-type="string">
            <text:p>Needs improvement</text:p>
          </table:table-cell>
        </table:table-row>
        <table:table-row table:style-name="ro1">
          <table:table-cell table:style-name="Default" office:value-type="string" calcext:value-type="string">
            <text:p>Sort-quicksort</text:p>
          </table:table-cell>
          <table:table-cell office:value-type="float" office:value="11.5565068789" calcext:value-type="float">
            <text:p>11.5565068789</text:p>
          </table:table-cell>
          <table:table-cell office:value-type="string" calcext:value-type="string">
            <text:p>Needs improvement</text:p>
          </table:table-cell>
        </table:table-row>
        <table:table-row table:style-name="ro1">
          <table:table-cell table:style-name="ce2" office:value-type="string" calcext:value-type="string">
            <text:p>BitmapIndexScan</text:p>
          </table:table-cell>
          <table:table-cell office:value-type="float" office:value="47.6944464793" calcext:value-type="float">
            <text:p>47.6944464793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BitmapHeapScan</text:p>
          </table:table-cell>
          <table:table-cell office:value-type="float" office:value="63.6830812336" calcext:value-type="float">
            <text:p>63.6830812336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HashJoin</text:p>
          </table:table-cell>
          <table:table-cell office:value-type="float" office:value="69.3540039439" calcext:value-type="float">
            <text:p>69.3540039439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656.979217484" calcext:value-type="float">
            <text:p>656.979217484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SeqScan</text:p>
          </table:table-cell>
          <table:table-cell office:value-type="float" office:value="1039.1175069" calcext:value-type="float">
            <text:p>1039.1175069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Materialize</text:p>
          </table:table-cell>
          <table:table-cell office:value-type="float" office:value="3962.69152743" calcext:value-type="float">
            <text:p>3962.69152743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IndexOnlyScan</text:p>
          </table:table-cell>
          <table:table-cell office:value-type="float" office:value="9735.94635051" calcext:value-type="float">
            <text:p>9735.94635051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table:style-name="ce2" office:value-type="string" calcext:value-type="string">
            <text:p>NestedLoopMaterialize</text:p>
          </table:table-cell>
          <table:table-cell office:value-type="float" office:value="25566.1380318" calcext:value-type="float">
            <text:p>25566.1380318</text:p>
          </table:table-cell>
          <table:table-cell office:value-type="string" calcext:value-type="string">
            <text:p>Worst</text:p>
          </table:table-cell>
        </table:table-row>
      </table:table>
      <table:named-expressions/>
      <table:database-ranges>
        <table:database-range table:name="__Anonymous_Sheet_DB__0" table:target-range-address="Sheet1.A1:Sheet1.C22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8:54:15.342849153</meta:creation-date>
    <dc:date>2016-02-13T18:59:02.654413110</dc:date>
    <meta:editing-duration>P0D</meta:editing-duration>
    <meta:editing-cycles>1</meta:editing-cycles>
    <meta:document-statistic meta:table-count="1" meta:cell-count="66" meta:object-count="0"/>
    <meta:generator>LibreOffice/4.2.4.2$Linux_X86_64 LibreOffice_project/420m0$Build-2</meta:generator>
  </office:meta>
</office:document-meta>
</file>